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363cm" table:align="margins"/>
    </style:style>
    <style:style style:name="Tableau9.A" style:family="table-column">
      <style:table-column-properties style:column-width="3.341cm" style:rel-column-width="15239*"/>
    </style:style>
    <style:style style:name="Tableau9.B" style:family="table-column">
      <style:table-column-properties style:column-width="11.023cm" style:rel-column-width="50296*"/>
    </style:style>
    <style:style style:name="Tableau9.A1" style:family="table-cell">
      <style:table-cell-properties fo:padding="0cm" fo:border="none"/>
    </style:style>
    <style:style style:name="Tableau2" style:family="table">
      <style:table-properties style:width="13.947cm" fo:break-before="column" table:align="left" style:may-break-between-rows="false"/>
    </style:style>
    <style:style style:name="Tableau2.A" style:family="table-column">
      <style:table-column-properties style:column-width="3.247cm"/>
    </style:style>
    <style:style style:name="Tableau2.B" style:family="table-column">
      <style:table-column-properties style:column-width="10.7cm"/>
    </style:style>
    <style:style style:name="Tableau2.1" style:family="table-row">
      <style:table-row-properties style:min-row-height="2.196cm"/>
    </style:style>
    <style:style style:name="Tableau2.A1" style:family="table-cell">
      <style:table-cell-properties style:vertical-align="middle" fo:background-color="#f39400" fo:padding="0cm" fo:border="none">
        <style:background-image/>
      </style:table-cell-properties>
    </style:style>
    <style:style style:name="Tableau14" style:family="table">
      <style:table-properties style:width="14.113cm" fo:break-before="auto" fo:break-after="auto" table:align="margins" style:may-break-between-rows="false"/>
    </style:style>
    <style:style style:name="Tableau14.A" style:family="table-column">
      <style:table-column-properties style:column-width="3.249cm" style:rel-column-width="15086*"/>
    </style:style>
    <style:style style:name="Tableau14.B" style:family="table-column">
      <style:table-column-properties style:column-width="10.864cm" style:rel-column-width="50449*"/>
    </style:style>
    <style:style style:name="Tableau14.A1" style:family="table-cell">
      <style:table-cell-properties fo:background-color="#f39400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B2" style:family="table-cell">
      <style:table-cell-properties fo:padding="0cm" fo:border="none"/>
    </style:style>
    <style:style style:name="Tableau14.B3" style:family="table-cell">
      <style:table-cell-properties fo:padding="0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officeooo:paragraph-rsid="008db0ff" style:font-size-asian="8pt" style:font-size-complex="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8f3cef"/>
    </style:style>
    <style:style style:name="P5" style:family="paragraph" style:parent-style-name="Standard">
      <style:paragraph-properties fo:text-align="center" style:justify-single-word="false"/>
      <style:text-properties officeooo:paragraph-rsid="00a60675"/>
    </style:style>
    <style:style style:name="P6" style:family="paragraph" style:parent-style-name="Standard">
      <style:paragraph-properties fo:text-align="center" style:justify-single-word="false"/>
      <style:text-properties fo:color="#ffffff" fo:font-style="normal" officeooo:paragraph-rsid="009e26a5" style:font-style-asian="normal" style:font-style-complex="normal"/>
    </style:style>
    <style:style style:name="P7" style:family="paragraph" style:parent-style-name="Standard">
      <style:text-properties fo:color="#999999" fo:font-size="8pt" officeooo:paragraph-rsid="006a0a77" style:font-size-asian="8pt" style:font-size-complex="8pt"/>
    </style:style>
    <style:style style:name="P8" style:family="paragraph" style:parent-style-name="Standard">
      <style:paragraph-properties fo:line-height="0.203cm" fo:text-align="center" style:justify-single-word="false"/>
      <style:text-properties fo:color="#999999" style:font-name="DejaVu Sans1" fo:font-size="6pt" fo:font-weight="normal" officeooo:rsid="006a0a77" officeooo:paragraph-rsid="00875812" style:font-size-asian="6pt" style:font-weight-asian="normal" style:font-size-complex="6pt" style:font-weight-complex="normal"/>
    </style:style>
    <style:style style:name="P9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0pt" fo:font-weight="normal" officeooo:rsid="00907313" officeooo:paragraph-rsid="006aae8d" style:font-size-asian="10pt" style:font-weight-asian="normal" style:font-size-complex="10pt" style:font-weight-complex="normal"/>
    </style:style>
    <style:style style:name="P11" style:family="paragraph" style:parent-style-name="Standard">
      <style:text-properties officeooo:rsid="00a367ce" officeooo:paragraph-rsid="00a5558b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tyle="normal" fo:font-weight="normal" officeooo:rsid="008f3cef" officeooo:paragraph-rsid="00a60675" style:font-style-asian="normal" style:font-weight-asian="normal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14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a5558b"/>
    </style:style>
    <style:style style:name="P17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10pt" fo:font-weight="bold" officeooo:rsid="003a4c8d" officeooo:paragraph-rsid="00a60675" style:font-size-asian="10pt" style:font-weight-asian="bold" style:font-size-complex="10pt" style:font-weight-complex="bold"/>
    </style:style>
    <style:style style:name="P18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paragraph-rsid="00a5558b"/>
    </style:style>
    <style:style style:name="P19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paragraph-rsid="00a60675"/>
    </style:style>
    <style:style style:name="P20" style:family="paragraph" style:parent-style-name="Standard">
      <style:paragraph-properties fo:break-before="column"/>
      <style:text-properties officeooo:rsid="00a367ce" officeooo:paragraph-rsid="00a5558b"/>
    </style:style>
    <style:style style:name="P21" style:family="paragraph" style:parent-style-name="Standard">
      <style:paragraph-properties fo:margin-left="0.199cm" fo:margin-right="0cm" fo:margin-top="0.199cm" fo:margin-bottom="0cm" style:contextual-spacing="false" fo:text-align="justify" style:justify-single-word="false" fo:text-indent="0cm" style:auto-text-indent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officeooo:paragraph-rsid="006aae8d"/>
    </style:style>
    <style:style style:name="P23" style:family="paragraph" style:parent-style-name="Standard">
      <style:paragraph-properties fo:text-align="start" style:justify-single-word="false"/>
      <style:text-properties officeooo:paragraph-rsid="00a5558b"/>
    </style:style>
    <style:style style:name="P24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0pt" fo:font-weight="normal" officeooo:rsid="00907313" officeooo:paragraph-rsid="00a5558b" style:font-size-asian="10pt" style:font-weight-asian="normal" style:font-size-complex="10pt" style:font-weight-complex="normal"/>
    </style:style>
    <style:style style:name="P25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0pt" fo:font-weight="normal" officeooo:rsid="00907313" officeooo:paragraph-rsid="00a60675" style:font-size-asian="10pt" style:font-weight-asian="normal" style:font-size-complex="10pt" style:font-weight-complex="normal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55a9" style:font-weight-asian="bold" style:font-weight-complex="bold"/>
    </style:style>
    <style:style style:name="T3" style:family="text">
      <style:text-properties officeooo:rsid="0023b21a"/>
    </style:style>
    <style:style style:name="T4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ffffff" fo:font-style="normal" fo:font-weight="bold" officeooo:rsid="008f3cef" style:font-style-asian="normal" style:font-weight-asian="bold" style:font-style-complex="normal" style:font-weight-complex="bold"/>
    </style:style>
    <style:style style:name="T6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7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4.818cm" svg:y="24.53cm" svg:width="14.363cm" draw:z-index="0">
        <draw:text-box fo:min-height="1.526cm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/>
              </table:table-cell>
              <table:table-cell table:style-name="Tableau9.A1" office:value-type="string">
                <text:p text:style-name="P2"><text:conditional-text text:condition="ooow:true" text:string-value-if-true="_(&quot;Powered by http://geotrek.fr&quot;)" text:string-value-if-false="">_("Powered by http://geotrek.fr")</text:conditional-text></text:p>
              </table:table-cell>
            </table:table-row>
          </table:table>
          <text:p text:style-name="P7"/>
        </draw:text-box>
      </draw:fram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3">lo<office:annotation><dc:creator>mle </dc:creator><dc:date>2013-06-11T17:50:52</dc:date><text:p><text:span text:style-name="T8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14"><text:line-break/><text:conditional-text text:condition="ooow:true" text:string-value-if-true="object.name" text:string-value-if-false="">object.name</text:conditional-text></text:p>
            <text:p text:style-name="P15"><text:conditional-text text:condition="ooow:true" text:string-value-if-true="object.districts_display" text:string-value-if-false="">object.districts_display</text:conditional-text></text:p>
            <text:p text:style-name="P15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rows-spanned="3" office:value-type="string">
            <text:p text:style-name="P5"><text:line-break/><office:annotation><dc:creator>Auteur inconnu</dc:creator><dc:date>2015-04-07T15:56:27</dc:date><text:list text:style-name=""><text:list-item><text:p text:style-name="P26"><text:span text:style-name="T10">do text if object.type</text:span></text:p></text:list-item></text:list></office:annotation><text:span text:style-name="T4"><text:conditional-text text:condition="ooow:true" text:string-value-if-true="_(&quot;Type&quot;)" text:string-value-if-false="">_("Type")</text:conditional-text></text:span></text:p>
            <text:p text:style-name="P12"><text:conditional-text text:condition="ooow:true" text:string-value-if-true="object.type" text:string-value-if-false="">object.type</text:conditional-text></text:p>
            <text:p text:style-name="P5"><text:line-break/><office:annotation office:name="__Fieldmark__378_1852086843"><dc:creator>Auteur inconnu</dc:creator><dc:date>2015-04-07T15:56:41</dc:date><text:list text:continue-numbering="true" text:style-name=""><text:list-item><text:p>do text if object.dates_display</text:p></text:list-item></text:list></office:annotation><text:span text:style-name="T5"><text:conditional-text text:condition="ooow:true" text:string-value-if-true="_('Dates')" text:string-value-if-false="">_('Dates')</text:conditional-text></text:span><office:annotation-end office:name="__Fieldmark__378_1852086843"/></text:p>
            <text:p text:style-name="P3"><text:conditional-text text:condition="ooow:true" text:string-value-if-true="object.dates_display" text:string-value-if-false="">object.dates_display</text:conditional-text></text:p>
            <text:p text:style-name="P3"><text:line-break/><office:annotation office:name="__Fieldmark__379_1852086843"><dc:creator>Auteur inconnu</dc:creator><dc:date>2015-04-07T15:56:57</dc:date><text:list text:continue-numbering="true" text:style-name=""><text:list-item><text:p>do text if object.duration</text:p></text:list-item></text:list></office:annotation><text:span text:style-name="T4"><text:conditional-text text:condition="ooow:true" text:string-value-if-true="_(&quot;Duration&quot;)" text:string-value-if-false="">_("Duration")</text:conditional-text></text:span><office:annotation-end office:name="__Fieldmark__379_1852086843"/></text:p>
            <text:p text:style-name="P4"><text:conditional-text text:condition="ooow:true" text:string-value-if-true="object.duration" text:string-value-if-false="">object.duration</text:conditional-text></text:p>
            <text:p text:style-name="P6"><text:line-break/><office:annotation office:name="__Fieldmark__484_1852086843"><dc:creator>Auteur inconnu</dc:creator><dc:date>2015-04-07T15:58:47</dc:date><text:list text:continue-numbering="true" text:style-name=""><text:list-item><text:p>do text if object.target_audience</text:p></text:list-item></text:list></office:annotation><text:span text:style-name="T1"><text:conditional-text text:condition="ooow:true" text:string-value-if-true="_('Target audience')" text:string-value-if-false="">_('Target audience')</text:conditional-text></text:span><office:annotation-end office:name="__Fieldmark__484_1852086843"/></text:p>
            <text:p text:style-name="P3"><text:conditional-text text:condition="ooow:true" text:string-value-if-true="object.target_audience" text:string-value-if-false="">object.target_audience</text:conditional-text></text:p>
            <text:p text:style-name="P5"><text:line-break/><office:annotation office:name="__Fieldmark__485_1852086843"><dc:creator>Auteur inconnu</dc:creator><dc:date>2015-04-07T15:59:05</dc:date><text:list text:continue-numbering="true" text:style-name=""><text:list-item><text:p>do text if object.organizer</text:p></text:list-item></text:list></office:annotation><text:span text:style-name="T4"><text:conditional-text text:condition="ooow:true" text:string-value-if-true="_(&quot;Organizer&quot;)" text:string-value-if-false="">_("Organizer")</text:conditional-text></text:span><office:annotation-end office:name="__Fieldmark__485_1852086843"/></text:p>
            <text:p text:style-name="P5"><text:conditional-text text:condition="ooow:true" text:string-value-if-true="object.organizer" text:string-value-if-false="">object.organizer</text:conditional-text></text:p>
            <text:p text:style-name="P5"><text:line-break/><office:annotation office:name="__Fieldmark__486_1852086843"><dc:creator>Auteur inconnu</dc:creator><dc:date>2015-04-07T15:59:14</dc:date><text:list text:continue-numbering="true" text:style-name=""><text:list-item><text:p>do text if object.speaker</text:p></text:list-item></text:list></office:annotation><text:span text:style-name="T4"><text:conditional-text text:condition="ooow:true" text:string-value-if-true="_(&quot;Speaker&quot;)" text:string-value-if-false="">_("Speaker")</text:conditional-text></text:span><office:annotation-end office:name="__Fieldmark__486_1852086843"/></text:p>
            <text:p text:style-name="P5"><text:conditional-text text:condition="ooow:true" text:string-value-if-true="object.speaker" text:string-value-if-false="">object.speaker</text:conditional-text></text:p>
            <text:p text:style-name="P5"><text:line-break/><office:annotation><dc:creator>Auteur inconnu</dc:creator><dc:date>2015-04-07T15:59:27</dc:date><text:list text:continue-numbering="true" text:style-name=""><text:list-item><text:p text:style-name="P26"><text:span text:style-name="T10">do text if object.accessibility</text:span></text:p></text:list-item></text:list></office:annotation><text:span text:style-name="T4"><text:conditional-text text:condition="ooow:true" text:string-value-if-true="_(&quot;Accessibility&quot;)" text:string-value-if-false="">_("Accessibility")</text:conditional-text></text:span></text:p>
            <text:p text:style-name="P5"><text:conditional-text text:condition="ooow:true" text:string-value-if-true="object.accessibility" text:string-value-if-false="">object.accessibility</text:conditional-text></text:p>
            <text:p text:style-name="P5"><text:line-break/><office:annotation office:name="__Fieldmark__487_1852086843"><dc:creator>Auteur inconnu</dc:creator><dc:date>2015-04-07T15:59:41</dc:date><text:list text:continue-numbering="true" text:style-name=""><text:list-item><text:p>do text if object.participant_number</text:p></text:list-item></text:list></office:annotation><text:span text:style-name="T4"><text:conditional-text text:condition="ooow:true" text:string-value-if-true="_(&quot;Number of participants&quot;)" text:string-value-if-false="">_("Number of participants")</text:conditional-text></text:span><office:annotation-end office:name="__Fieldmark__487_1852086843"/></text:p>
            <text:p text:style-name="P5"><text:conditional-text text:condition="ooow:true" text:string-value-if-true="object.participant_number" text:string-value-if-false="">object.participant_number</text:conditional-text></text:p>
            <text:p text:style-name="P5"/>
          </table:table-cell>
          <table:table-cell table:style-name="Tableau14.B1" office:value-type="string">
            <text:p text:style-name="P9">im<office:annotation><dc:creator>mle </dc:creator><dc:date>2013-06-06T17:13:19</dc:date><text:p text:style-name="P26"><text:span text:style-name="T9">do text</text:span></text:p><text:p text:style-name="P26"><text:span text:style-name="T9">from document(at=MEDIA_ROOT+object.picture_print.name, anchor='as-char',size=headerimage_ratio) if object.picture_print else ''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8"/>
            <text:p text:style-name="P8"><office:annotation><dc:creator>Auteur inconnu</dc:creator><dc:date>2015-04-07T16:07:38</dc:date><text:list text:continue-numbering="true" text:style-name=""><text:list-item><text:p text:style-name="P26"><text:span text:style-name="T10">do text if </text:span><text:span text:style-name="T11">object.picture_print</text:span></text:p></text:list-item></text:list></office:annotation><text:conditional-text text:condition="ooow:true" text:string-value-if-true="_('Attribution')" text:string-value-if-false="">_('Attribution')</text:conditional-text>: <text:conditional-text text:condition="ooow:true" text:string-value-if-true="&quot;object.pictures[0].legend&quot;" text:string-value-if-false="">object.pictures[0].legend</text:conditional-text> (<text:conditional-text text:condition="ooow:true" text:string-value-if-true="&quot;object.pictures[0].author&quot;" text:string-value-if-false="">object.pictures[0].author</text:conditional-text>)</text:p>
          </table:table-cell>
        </table:table-row>
        <table:table-row>
          <table:covered-table-cell/>
          <table:table-cell table:style-name="Tableau14.B3" office:value-type="string">
            <text:p text:style-name="P21"><text:conditional-text text:condition="ooow:true" text:string-value-if-true="object.description_teaser" text:string-value-if-false="">object.description_teaser</text:conditional-text></text:p>
            <text:p text:style-name="P22"><text:line-break/><text:conditional-text text:condition="ooow:true" text:string-value-if-true="object.description" text:string-value-if-false="">object.description</text:conditional-text></text:p>
            <text:p text:style-name="P10"/>
          </table:table-cell>
        </table:table-row>
      </table:table>
      <text:p text:style-name="Standard"/>
      <text:p text:style-name="P20"><office:annotation office:name="__Fieldmark__1468_2006053094"><dc:creator>Auteur inconnu</dc:creator><dc:date>2015-02-23T14:26:56</dc:date><text:list text:continue-numbering="true" text:style-name=""><text:list-item><text:p>do text</text:p></text:list-item></text:list><text:p>from document(at=object.get_map_image_path(),anchor='as-char',size=mapimage_ratio)</text:p></office:annotation>carte<office:annotation-end office:name="__Fieldmark__1468_2006053094"/></text:p>
      <text:p text:style-name="P11"/>
      <text:p text:style-name="P19"/>
      <text:p text:style-name="P17"><office:annotation><dc:creator>Auteur inconnu</dc:creator><dc:date>2015-04-07T15:54:27</dc:date><text:list text:continue-numbering="true" text:style-name=""><text:list-item><text:p text:style-name="P26"><text:span text:style-name="T10">do text if object.meeting_point</text:span></text:p></text:list-item></text:list></office:annotation><text:conditional-text text:condition="ooow:true" text:string-value-if-true="_(&quot;Meeting point&quot;)" text:string-value-if-false="">_("Meeting point")</text:conditional-text></text:p>
      <text:p text:style-name="P25"><text:conditional-text text:condition="ooow:true" text:string-value-if-true="object.meeting_point" text:string-value-if-false="">object.meeting_point</text:conditional-text></text:p>
      <text:p text:style-name="P19"/>
      <text:p text:style-name="P19"><text:span text:style-name="T1"><office:annotation><dc:creator>mle </dc:creator><dc:date>2014-05-27T15:49:10</dc:date><text:p text:style-name="P26"><text:span text:style-name="T9">do text if object.meeting_time</text:span></text:p></office:annotation></text:span><text:span text:style-name="T7"><text:conditional-text text:condition="ooow:true" text:string-value-if-true="_(&quot;Meeting time&quot;)" text:string-value-if-false="">_("Meeting time")</text:conditional-text></text:span></text:p>
      <text:p text:style-name="P25"><text:conditional-text text:condition="ooow:true" text:string-value-if-true="object.meeting_time" text:string-value-if-false="">object.meeting_time</text:conditional-text></text:p>
      <text:p text:style-name="P23"/>
      <text:p text:style-name="P16"><text:span text:style-name="T3"><office:annotation><dc:creator>Auteur inconnu</dc:creator><dc:date>2015-04-07T15:55:03</dc:date><text:list text:continue-numbering="true" text:style-name=""><text:list-item><text:p text:style-name="P26"><text:span text:style-name="T10">do text if object.contact or object.email or object.website</text:span></text:p></text:list-item></text:list></office:annotation></text:span><text:span text:style-name="T3"><draw:frame draw:style-name="fr2" draw:name="Image3" text:anchor-type="as-char" svg:y="-0.415cm" svg:width="0.499cm" svg:height="0.499cm" draw:z-index="1"><draw:image xlink:href="Pictures/10000201000001120000011259220FA0.png" xlink:type="simple" xlink:show="embed" xlink:actuate="onLoad"/></draw:frame></text:span><text:span text:style-name="T3"> </text:span><text:span text:style-name="T2"><text:conditional-text text:condition="ooow:true" text:string-value-if-true="_('Contact')" text:string-value-if-false="">_('Contact')</text:conditional-text></text:span></text:p>
      <text:p text:style-name="P18"><text:conditional-text text:condition="ooow:true" text:string-value-if-true="object.contact" text:string-value-if-false="">object.contact</text:conditional-text></text:p>
      <text:p text:style-name="P18"><text:conditional-text text:condition="ooow:true" text:string-value-if-true="object.email" text:string-value-if-false="">object.email</text:conditional-text></text:p>
      <text:p text:style-name="P18"><text:conditional-text text:condition="ooow:true" text:string-value-if-true="object.website" text:string-value-if-false="">object.website</text:conditional-text><text:line-break/></text:p>
      <text:p text:style-name="P18"><text:span text:style-name="T1"><office:annotation><dc:creator>mle </dc:creator><dc:date>2014-05-27T15:49:10</dc:date><text:p text:style-name="P26"><text:span text:style-name="T9">do text if object.practical_info</text:span></text:p></office:annotation></text:span><text:span text:style-name="T6">⚠</text:span><text:span text:style-name="T7"> </text:span><text:span text:style-name="T7"><text:conditional-text text:condition="ooow:true" text:string-value-if-true="_(&quot;Practical info&quot;)" text:string-value-if-false="">_("Practical info")</text:conditional-text></text:span></text:p>
      <text:p text:style-name="P24"><text:conditional-text text:condition="ooow:true" text:string-value-if-true="object.practical_info" text:string-value-if-false="">object.practical_info</text:conditional-tex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p text:style-name="MP1"><text:conditional-text text:condition="ooow:true" text:string-value-if-true="object.name" text:string-value-if-false="">object.name</text:conditional-text> - <text:conditional-text text:condition="ooow:true" text:string-value-if-true="_('Page')" text:string-value-if-false="">_('Page')</text:conditional-text> <text:page-number text:select-page="current">2</text:page-number>/<text:page-count>1</text:page-count> - <text:conditional-text text:condition="ooow:true" text:string-value-if-true="_('Edition of')" text:string-value-if-false="">_('Edition of')</text:conditional-text> <text:date style:data-style-name="N76" text:date-value="2015-04-07T18:13:01.225705007">7 avril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04-07T18:13:01.193336473</dc:date>
    <meta:editing-duration>P1DT11H14M8S</meta:editing-duration>
    <meta:editing-cycles>278</meta:editing-cycles>
    <meta:generator>LibreOffice/4.2.7.2$Linux_X86_64 LibreOffice_project/420m0$Build-2</meta:generator>
    <meta:document-statistic meta:table-count="3" meta:image-count="1" meta:object-count="0" meta:page-count="1" meta:paragraph-count="36" meta:word-count="70" meta:character-count="714" meta:non-whitespace-character-count="682"/>
  </office:meta>
</office:document-meta>
</file>